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000020000000184000000271423AC3E.png"/>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fo:font-weight="bold" style:font-weight-asian="bold" style:font-weight-complex="bold"/>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fo:font-weight="bold" style:font-weight-asian="bold" style:font-weight-complex="bold"/>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office:automatic-styles>
  <office:body>
    <office:text>
      <text:h text:style-name="Heading_20_1" text:outline-level="1">À propos de l’éditeur</text:h>
      <text:p text:style-name="First_20_paragraph">Cet article est publié par le magazine <text:a xlink:type="simple" xlink:href="http://letrainde13h37.fr" office:name=""><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 office:name=""><text:span text:style-name="Definition">Éditions En Voiture Simone</text:span></text:a>.</text:p>
      <text:h text:style-name="Heading_20_1" text:outline-level="1">Pourquoi ce magazine, fin</text:h>
      <text:p text:style-name="First_20_paragraph"><text:span text:style-name="T1">—</text:span><text:span text:style-name="T2"> </text:span><text:span text:style-name="T3">John !</text:span><text:span text:style-name="T4"> </text:span><text:span text:style-name="T5">Je…</text:span><text:span text:style-name="T6"> </text:span><text:span text:style-name="T7">je</text:span><text:span text:style-name="T8"> </text:span><text:span text:style-name="T9">crois</text:span><text:span text:style-name="T10"> </text:span><text:span text:style-name="T11">qu’on</text:span><text:span text:style-name="T12"> </text:span><text:span text:style-name="T13">ne</text:span><text:span text:style-name="T14"> </text:span><text:span text:style-name="T15">va</text:span><text:span text:style-name="T16"> </text:span><text:span text:style-name="T17">pas</text:span><text:span text:style-name="T18"> </text:span><text:span text:style-name="T19">y</text:span><text:span text:style-name="T20"> </text:span><text:span text:style-name="T21">arriver.</text:span><text:span text:style-name="T22"> </text:span><text:span text:style-name="T23">Cette</text:span><text:span text:style-name="T24"> </text:span><text:span text:style-name="T25">jungle</text:span><text:span text:style-name="T26"> </text:span><text:span text:style-name="T27">est</text:span><text:span text:style-name="T28"> </text:span><text:span text:style-name="T29">inextricable,</text:span><text:span text:style-name="T30"> </text:span><text:span text:style-name="T31">les</text:span><text:span text:style-name="T32"> </text:span><text:span text:style-name="T33">moustiques</text:span><text:span text:style-name="T34"> </text:span><text:span text:style-name="T35">sont</text:span><text:span text:style-name="T36"> </text:span><text:span text:style-name="T37">plus</text:span><text:span text:style-name="T38"> </text:span><text:span text:style-name="T39">gros</text:span><text:span text:style-name="T40"> </text:span><text:span text:style-name="T41">que</text:span><text:span text:style-name="T42"> </text:span><text:span text:style-name="T43">les</text:span><text:span text:style-name="T44"> </text:span><text:span text:style-name="T45">mouettes</text:span><text:span text:style-name="T46"> </text:span><text:span text:style-name="T47">de</text:span><text:span text:style-name="T48"> </text:span><text:span text:style-name="T49">mon</text:span><text:span text:style-name="T50"> </text:span><text:span text:style-name="T51">pays</text:span><text:span text:style-name="T52"> </text:span><text:span text:style-name="T53">natal,</text:span><text:span text:style-name="T54"> </text:span><text:span text:style-name="T55">les</text:span><text:span text:style-name="T56"> </text:span><text:span text:style-name="T57">indigènes</text:span><text:span text:style-name="T58"> </text:span><text:span text:style-name="T59">ont</text:span><text:span text:style-name="T60"> </text:span><text:span text:style-name="T61">décidé</text:span><text:span text:style-name="T62"> </text:span><text:span text:style-name="T63">de</text:span><text:span text:style-name="T64"> </text:span><text:span text:style-name="T65">nous</text:span><text:span text:style-name="T66"> </text:span><text:span text:style-name="T67">transformer</text:span><text:span text:style-name="T68"> </text:span><text:span text:style-name="T69">en</text:span><text:span text:style-name="T70"> </text:span><text:span text:style-name="T71">amuse-gueules</text:span><text:span text:style-name="T72"> </text:span><text:span text:style-name="T73">et</text:span><text:span text:style-name="T74"> </text:span><text:span text:style-name="T75">je</text:span><text:span text:style-name="T76"> </text:span><text:span text:style-name="T77">crois</text:span><text:span text:style-name="T78"> </text:span><text:span text:style-name="T79">que</text:span><text:span text:style-name="T80"> </text:span><text:span text:style-name="T81">j’ai</text:span><text:span text:style-name="T82"> </text:span><text:span text:style-name="T83">un</text:span><text:span text:style-name="T84"> </text:span><text:span text:style-name="T85">début</text:span><text:span text:style-name="T86"> </text:span><text:span text:style-name="T87">de</text:span><text:span text:style-name="T88"> </text:span><text:span text:style-name="T89">gangrène</text:span><text:span text:style-name="T90"> </text:span><text:span text:style-name="T91">dans</text:span><text:span text:style-name="T92"> </text:span><text:span text:style-name="T93">le</text:span><text:span text:style-name="T94"> </text:span><text:span text:style-name="T95">pied</text:span><text:span text:style-name="T96"> </text:span><text:span text:style-name="T97">droit.</text:span></text:p>
      <text:p text:style-name="Text_20_body"><text:span text:style-name="T98">Stoïque,</text:span><text:span text:style-name="T99"> </text:span><text:span text:style-name="T100">John</text:span><text:span text:style-name="T101"> </text:span><text:span text:style-name="T102">regardait</text:span><text:span text:style-name="T103"> </text:span><text:span text:style-name="T104">son</text:span><text:span text:style-name="T105"> </text:span><text:span text:style-name="T106">compagnon</text:span><text:span text:style-name="T107"> </text:span><text:span text:style-name="T108">d’infortune</text:span><text:span text:style-name="T109"> </text:span><text:span text:style-name="T110">et</text:span><text:span text:style-name="T111"> </text:span><text:span text:style-name="T112">commençait</text:span><text:span text:style-name="T113"> </text:span><text:span text:style-name="T114">à</text:span><text:span text:style-name="T115"> </text:span><text:span text:style-name="T116">doucement</text:span><text:span text:style-name="T117"> </text:span><text:span text:style-name="T118">s’agacer.</text:span><text:span text:style-name="T119"> </text:span><text:span text:style-name="T120">Certes,</text:span><text:span text:style-name="T121"> </text:span><text:span text:style-name="T122">le</text:span><text:span text:style-name="T123"> </text:span><text:span text:style-name="T124">Web</text:span><text:span text:style-name="T125"> </text:span><text:span text:style-name="T126">n’était</text:span><text:span text:style-name="T127"> </text:span><text:span text:style-name="T128">pas</text:span><text:span text:style-name="T129"> </text:span><text:span text:style-name="T130">l’Eldorado</text:span><text:span text:style-name="T131"> </text:span><text:span text:style-name="T132">qu’on</text:span><text:span text:style-name="T133"> </text:span><text:span text:style-name="T134">leur</text:span><text:span text:style-name="T135"> </text:span><text:span text:style-name="T136">avait</text:span><text:span text:style-name="T137"> </text:span><text:span text:style-name="T138">promis</text:span><text:span text:style-name="T139"> </text:span><text:span text:style-name="T140">mais</text:span><text:span text:style-name="T141"> </text:span><text:span text:style-name="T142">si</text:span><text:span text:style-name="T143"> </text:span><text:span text:style-name="T144">Michel</text:span><text:span text:style-name="T145"> </text:span><text:span text:style-name="T146">avait</text:span><text:span text:style-name="T147"> </text:span><text:span text:style-name="T148">fait</text:span><text:span text:style-name="T149"> </text:span><text:span text:style-name="T150">l’effort</text:span><text:span text:style-name="T151"> </text:span><text:span text:style-name="T152">de</text:span><text:span text:style-name="T153"> </text:span><text:span text:style-name="T154">se</text:span><text:span text:style-name="T155"> </text:span><text:span text:style-name="T156">mettre</text:span><text:span text:style-name="T157"> </text:span><text:span text:style-name="T158">un</text:span><text:span text:style-name="T159"> </text:span><text:span text:style-name="T160">peu</text:span><text:span text:style-name="T161"> </text:span><text:span text:style-name="T162">à</text:span><text:span text:style-name="T163"> </text:span><text:span text:style-name="T164">l’anglais,</text:span><text:span text:style-name="T165"> </text:span><text:span text:style-name="T166">ils</text:span><text:span text:style-name="T167"> </text:span><text:span text:style-name="T168">ne</text:span><text:span text:style-name="T169"> </text:span><text:span text:style-name="T170">seraient</text:span><text:span text:style-name="T171"> </text:span><text:span text:style-name="T172">pas</text:span><text:span text:style-name="T173"> </text:span><text:span text:style-name="T174">dans</text:span><text:span text:style-name="T175"> </text:span><text:span text:style-name="T176">cette</text:span><text:span text:style-name="T177"> </text:span><text:span text:style-name="T178">galère.</text:span><text:span text:style-name="T179"> </text:span><text:span text:style-name="T180">Lui-même</text:span><text:span text:style-name="T181"> </text:span><text:span text:style-name="T182">avait</text:span><text:span text:style-name="T183"> </text:span><text:span text:style-name="T184">pris</text:span><text:span text:style-name="T185"> </text:span><text:span text:style-name="T186">le</text:span><text:span text:style-name="T187"> </text:span><text:span text:style-name="T188">temps</text:span><text:span text:style-name="T189"> </text:span><text:span text:style-name="T190">de</text:span><text:span text:style-name="T191"> </text:span><text:span text:style-name="T192">préparer</text:span><text:span text:style-name="T193"> </text:span><text:span text:style-name="T194">son</text:span><text:span text:style-name="T195"> </text:span><text:span text:style-name="T196">kit</text:span><text:span text:style-name="T197"> </text:span><text:span text:style-name="T198">de</text:span><text:span text:style-name="T199"> </text:span><text:span text:style-name="T200">survie</text:span><text:span text:style-name="T201"> </text:span><text:span text:style-name="T202">avec</text:span><text:span text:style-name="T203"> </text:span><text:span text:style-name="T204">l’aide</text:span><text:span text:style-name="T205"> </text:span><text:span text:style-name="T206">des</text:span><text:span text:style-name="T207"> </text:span><text:span text:style-name="T208">premiers</text:span><text:span text:style-name="T209"> </text:span><text:span text:style-name="T210">grands</text:span><text:span text:style-name="T211"> </text:span><text:span text:style-name="T212">explorateurs,</text:span><text:span text:style-name="T213"> </text:span><text:span text:style-name="T214">leurs</text:span><text:span text:style-name="T215"> </text:span><text:span text:style-name="T216">notes</text:span><text:span text:style-name="T217"> </text:span><text:span text:style-name="T218">dûment</text:span><text:span text:style-name="T219"> </text:span><text:span text:style-name="T220">compilées</text:span><text:span text:style-name="T221"> </text:span><text:span text:style-name="T222">dans</text:span><text:span text:style-name="T223"> </text:span><text:a xlink:type="simple" xlink:href="http://www.alistapart.com/" office:name=""><text:span text:style-name="Definition"><text:span text:style-name="T224">A</text:span><text:span text:style-name="T225"> </text:span><text:span text:style-name="T226">List</text:span><text:span text:style-name="T227"> </text:span><text:span text:style-name="T228">Apart</text:span></text:span></text:a><text:span text:style-name="T229">,</text:span><text:span text:style-name="T230"> </text:span><text:a xlink:type="simple" xlink:href="http://www.smashingmagazine.com/" office:name=""><text:span text:style-name="Definition"><text:span text:style-name="T231">Smashing</text:span><text:span text:style-name="T232"> </text:span><text:span text:style-name="T233">Magazine</text:span></text:span></text:a><text:span text:style-name="T234"> </text:span><text:span text:style-name="T235">et</text:span><text:span text:style-name="T236"> </text:span><text:span text:style-name="T237">tant</text:span><text:span text:style-name="T238"> </text:span><text:span text:style-name="T239">d’autres.</text:span></text:p>
      <text:p text:style-name="Text_20_body"><text:span text:style-name="T240">Alors</text:span><text:span text:style-name="T241"> </text:span><text:span text:style-name="T242">certes,</text:span><text:span text:style-name="T243"> </text:span><text:span text:style-name="T244">quand</text:span><text:span text:style-name="T245"> </text:span><text:span text:style-name="T246">Michel</text:span><text:span text:style-name="T247"> </text:span><text:span text:style-name="T248">s’était</text:span><text:span text:style-name="T249"> </text:span><text:span text:style-name="T250">présenté</text:span><text:span text:style-name="T251"> </text:span><text:span text:style-name="T252">avec</text:span><text:span text:style-name="T253"> </text:span><text:span text:style-name="T254">son</text:span><text:span text:style-name="T255"> </text:span><text:span text:style-name="T256">enthousiasme</text:span><text:span text:style-name="T257"> </text:span><text:span text:style-name="T258">débordant</text:span><text:span text:style-name="T259"> </text:span><text:span text:style-name="T260">et</text:span><text:span text:style-name="T261"> </text:span><text:span text:style-name="T262">son</text:span><text:span text:style-name="T263"> </text:span><text:span text:style-name="T264">bagage</text:span><text:span text:style-name="T265"> </text:span><text:span text:style-name="T266">fait</text:span><text:span text:style-name="T267"> </text:span><text:span text:style-name="T268">de</text:span><text:span text:style-name="T269"> </text:span><text:span text:style-name="T270">notes</text:span><text:span text:style-name="T271"> </text:span><text:span text:style-name="T272">éparses</text:span><text:span text:style-name="T273"> </text:span><text:span text:style-name="T274">glanées</text:span><text:span text:style-name="T275"> </text:span><text:span text:style-name="T276">ici</text:span><text:span text:style-name="T277"> </text:span><text:span text:style-name="T278">ou</text:span><text:span text:style-name="T279"> </text:span><text:span text:style-name="T280">là,</text:span><text:span text:style-name="T281"> </text:span><text:span text:style-name="T282">il</text:span><text:span text:style-name="T283"> </text:span><text:span text:style-name="T284">s’était</text:span><text:span text:style-name="T285"> </text:span><text:span text:style-name="T286">dit</text:span><text:span text:style-name="T287"> </text:span><text:span text:style-name="T288">que</text:span><text:span text:style-name="T289"> </text:span><text:span text:style-name="T290">c’était</text:span><text:span text:style-name="T291"> </text:span><text:span text:style-name="T292">jouable.</text:span><text:span text:style-name="T293"> </text:span><text:span text:style-name="T294">Mais</text:span><text:span text:style-name="T295"> </text:span><text:span text:style-name="T296">il</text:span><text:span text:style-name="T297"> </text:span><text:span text:style-name="T298">ne</text:span><text:span text:style-name="T299"> </text:span><text:span text:style-name="T300">s’agissait</text:span><text:span text:style-name="T301"> </text:span><text:span text:style-name="T302">plus</text:span><text:span text:style-name="T303"> </text:span><text:span text:style-name="T304">ici</text:span><text:span text:style-name="T305"> </text:span><text:span text:style-name="T306">de</text:span><text:span text:style-name="T307"> </text:span><text:span text:style-name="T308">vaguement</text:span><text:span text:style-name="T309"> </text:span><text:span text:style-name="T310">tailler</text:span><text:span text:style-name="T311"> </text:span><text:span text:style-name="T312">les</text:span><text:span text:style-name="T313"> </text:span><text:span text:style-name="T314">rosiers</text:span><text:span text:style-name="T315"> </text:span><text:span text:style-name="T316">du</text:span><text:span text:style-name="T317"> </text:span><text:span text:style-name="T318">jardin.</text:span><text:span text:style-name="T319"> </text:span><text:span text:style-name="T320">Ils</text:span><text:span text:style-name="T321"> </text:span><text:span text:style-name="T322">étaient</text:span><text:span text:style-name="T323"> </text:span><text:span text:style-name="T324">dans</text:span><text:span text:style-name="T325"> </text:span><text:span text:style-name="T326">la</text:span><text:span text:style-name="T327"> </text:span><text:span text:style-name="T328">jungle,</text:span><text:span text:style-name="T329"> </text:span><text:span text:style-name="T330">la</text:span><text:span text:style-name="T331"> </text:span><text:span text:style-name="T332">vraie.</text:span><text:span text:style-name="T333"> </text:span><text:span text:style-name="T334">Celle</text:span><text:span text:style-name="T335"> </text:span><text:span text:style-name="T336">qui</text:span><text:span text:style-name="T337"> </text:span><text:span text:style-name="T338">pique,</text:span><text:span text:style-name="T339"> </text:span><text:span text:style-name="T340">qui</text:span><text:span text:style-name="T341"> </text:span><text:span text:style-name="T342">mord</text:span><text:span text:style-name="T343"> </text:span><text:span text:style-name="T344">et</text:span><text:span text:style-name="T345"> </text:span><text:span text:style-name="T346">qui</text:span><text:span text:style-name="T347"> </text:span><text:span text:style-name="T348">transforme</text:span><text:span text:style-name="T349"> </text:span><text:span text:style-name="T350">les</text:span><text:span text:style-name="T351"> </text:span><text:span text:style-name="T352">explorateurs</text:span><text:span text:style-name="T353"> </text:span><text:span text:style-name="T354">inconséquents</text:span><text:span text:style-name="T355"> </text:span><text:span text:style-name="T356">en</text:span><text:span text:style-name="T357"> </text:span><text:span text:style-name="T358">barbecue</text:span><text:span text:style-name="T359"> </text:span><text:span text:style-name="T360">du</text:span><text:span text:style-name="T361"> </text:span><text:span text:style-name="T362">dimanche.</text:span></text:p>
      <text:p text:style-name="Text_20_body"><text:span text:style-name="T363">John</text:span><text:span text:style-name="T364"> </text:span><text:span text:style-name="T365">sentait</text:span><text:span text:style-name="T366"> </text:span><text:span text:style-name="T367">bien</text:span><text:span text:style-name="T368"> </text:span><text:span text:style-name="T369">qu’il</text:span><text:span text:style-name="T370"> </text:span><text:span text:style-name="T371">fallait</text:span><text:span text:style-name="T372"> </text:span><text:span text:style-name="T373">faire</text:span><text:span text:style-name="T374"> </text:span><text:span text:style-name="T375">quelque</text:span><text:span text:style-name="T376"> </text:span><text:span text:style-name="T377">chose,</text:span><text:span text:style-name="T378"> </text:span><text:span text:style-name="T379">mais</text:span><text:span text:style-name="T380"> </text:span><text:span text:style-name="T381">finalement,</text:span><text:span text:style-name="T382"> </text:span><text:span text:style-name="T383">même</text:span><text:span text:style-name="T384"> </text:span><text:span text:style-name="T385">lui</text:span><text:span text:style-name="T386"> </text:span><text:span text:style-name="T387">était</text:span><text:span text:style-name="T388"> </text:span><text:span text:style-name="T389">à</text:span><text:span text:style-name="T390"> </text:span><text:span text:style-name="T391">cours</text:span><text:span text:style-name="T392"> </text:span><text:span text:style-name="T393">d’options.</text:span><text:span text:style-name="T394"> </text:span><text:span text:style-name="T395">Il</text:span><text:span text:style-name="T396"> </text:span><text:span text:style-name="T397">entendait</text:span><text:span text:style-name="T398"> </text:span><text:span text:style-name="T399">les</text:span><text:span text:style-name="T400"> </text:span><text:span text:style-name="T401">tambours</text:span><text:span text:style-name="T402"> </text:span><text:span text:style-name="T403">du</text:span><text:span text:style-name="T404"> </text:span><text:span text:style-name="T405">méchoui</text:span><text:span text:style-name="T406"> </text:span><text:span text:style-name="T407">résonner</text:span><text:span text:style-name="T408"> </text:span><text:span text:style-name="T409">sinistrement</text:span><text:span text:style-name="T410"> </text:span><text:span text:style-name="T411">dans</text:span><text:span text:style-name="T412"> </text:span><text:span text:style-name="T413">son</text:span><text:span text:style-name="T414"> </text:span><text:span text:style-name="T415">dos…</text:span><text:span text:style-name="T416"> </text:span><text:span text:style-name="T417">mais</text:span><text:span text:style-name="T418"> </text:span><text:span text:style-name="T419">pas</text:span><text:span text:style-name="T420"> </text:span><text:span text:style-name="T421">seulement.</text:span><text:span text:style-name="T422"> </text:span><text:span text:style-name="T423">Au</text:span><text:span text:style-name="T424"> </text:span><text:span text:style-name="T425">loin,</text:span><text:span text:style-name="T426"> </text:span><text:span text:style-name="T427">un</text:span><text:span text:style-name="T428"> </text:span><text:span text:style-name="T429">bruit</text:span><text:span text:style-name="T430"> </text:span><text:span text:style-name="T431">lui</text:span><text:span text:style-name="T432"> </text:span><text:span text:style-name="T433">fit</text:span><text:span text:style-name="T434"> </text:span><text:span text:style-name="T435">tourner</text:span><text:span text:style-name="T436"> </text:span><text:span text:style-name="T437">la</text:span><text:span text:style-name="T438"> </text:span><text:span text:style-name="T439">tête.</text:span></text:p>
      <text:p text:style-name="Text_20_body"><text:span text:style-name="T440">—</text:span><text:span text:style-name="T441"> </text:span><text:span text:style-name="T442">Courage</text:span><text:span text:style-name="T443"> </text:span><text:span text:style-name="T444">Michel,</text:span><text:span text:style-name="T445"> </text:span><text:span text:style-name="T446">dit-il</text:span><text:span text:style-name="T447"> </text:span><text:span text:style-name="T448">avec</text:span><text:span text:style-name="T449"> </text:span><text:span text:style-name="T450">une</text:span><text:span text:style-name="T451"> </text:span><text:span text:style-name="T452">pointe</text:span><text:span text:style-name="T453"> </text:span><text:span text:style-name="T454">d’espoir,</text:span><text:span text:style-name="T455"> </text:span><text:span text:style-name="T456">j’ai</text:span><text:span text:style-name="T457"> </text:span><text:span text:style-name="T458">entendu</text:span><text:span text:style-name="T459"> </text:span><text:span text:style-name="T460">un</text:span><text:span text:style-name="T461"> </text:span><text:span text:style-name="T462">train</text:span><text:span text:style-name="T463"> </text:span><text:span text:style-name="T464">siffler</text:span><text:span text:style-name="T465"> </text:span><text:span text:style-name="T466">au</text:span><text:span text:style-name="T467"> </text:span><text:span text:style-name="T468">loin…</text:span><text:span text:style-name="T469"> </text:span><text:span text:style-name="T470">on</text:span><text:span text:style-name="T471"> </text:span><text:span text:style-name="T472">va</text:span><text:span text:style-name="T473"> </text:span><text:span text:style-name="T474">s’en</text:span><text:span text:style-name="T475"> </text:span><text:span text:style-name="T476">sortir.</text:span><text:span text:style-name="T477"> </text:span><text:span text:style-name="T478">La</text:span><text:span text:style-name="T479"> </text:span><text:span text:style-name="T480">civilisation</text:span><text:span text:style-name="T481"> </text:span><text:span text:style-name="T482">est</text:span><text:span text:style-name="T483"> </text:span><text:span text:style-name="T484">proche.</text:span></text:p>
      <text:p text:style-name="Text_20_body">…</text:p>
      <text:p text:style-name="Text_20_body">Un an ! C’est le temps qu’il aura fallu pour lancer la machine. Un an, c’est le temps qu’il aura fallu pour mûrir cette idée d’un magazine francophone en  ligne qui parlerait de design et de développement Web. Un an, c’est le temps qu’il aura fallu pour peser le pour et le contre, trouver les idées (que l’on espère bonnes, mais qui sait…), se poser la question du financement et tout ce qui fait qu’aujourd’hui vous lisez ces lignes.</text:p>
      <text:p text:style-name="Text_20_body">Marie et Loïc on déjà tout dit sur le comment et sur leur pourquoi à eux. À moi maintenant de vous dire un peu mon pourquoi personnel et vers quoi nous nous dirigeons.</text:p>
      <text:p text:style-name="Text_20_body">Tout a commencé avec une pointe d’agacement toute chauvine (saupoudrée d’un brin d’admiration et de jalousie pour l’<text:span text:style-name="T485">anglophonie</text:span>, reconnaissons-le) : à chaque fois que je cherchais des informations sur un sujet un peu pointu en matière de Web, point de choix, point de salut, il fallait se mettre à lire de l’anglais. Non pas que cela me gêne, au contraire, ça m’a permis de devenir quasiment bilingue et de faire la connaissance de personnes remarquables. Mais c’est loin d’être le cas de tout le monde. Certains de mes collègues, par exemple, sont ou furent régulièrement allergiques à la langue de Shakespeare. Plus récemment, grâce à mon implication dans le projet Mozilla, j’ai commencé à rencontrer des designers et développeurs Web vivant en Afrique du nord et qui sont encore plus confrontés que moi à cette question de la barrière de la langue. Bref, l’anglais c’est bien, mais tout le monde ne le parle pas, loin s’en faut et les ressources francophones sont encore trop peu nombreuses et de qualité très inégale.</text:p>
      <text:p text:style-name="Text_20_body">À côté de ça, en discutant ici et là, je me suis aperçu qu’il y avait de nombreux talents francophones. La lecture de certains <text:a xlink:type="simple" xlink:href="http://blog.goetter.fr/" office:name=""><text:span text:style-name="Definition">blogs</text:span></text:a> et <text:a xlink:type="simple" xlink:href="http://www.lesintegristes.net/" office:name=""><text:span text:style-name="Definition">sites</text:span></text:a>, les rencontres faites lors d’<text:a xlink:type="simple" xlink:href="http://www.paris-web.fr/" office:name=""><text:span text:style-name="Definition">évènements autour du Web</text:span></text:a> me le confirmaient à chaque fois : la compétence des professionnels du Web francophone est tout simplement excellente à tous points de vue. Je ne vais pas vous faire de grandes théories sur ce qui pousse les anglophones à se mettre si facilement en avant là où les francophones sont plus hésitants. Non ! Le simple fait de savoir qu’autant de talents ne sont pas connus et n’aient pas plus de visibilité me hérisse le poil, ça ne pouvait pas durer.</text:p>
      <text:p text:style-name="Text_20_body">Enfin après plus de 15 ans à musarder dans l’univers du Web, j’ai vu apparaître une population de professionnels bien particulière : ceux qui ne font pas ce métier par passion, mais juste comme un simple travail. Des personnes qui, contrairement à celles que j’ai pu croiser il y a 15 ans, rentrent chez elles le soir et font autre chose. Combien de fois, en donnant des formations je vous ai rencontrés, combien de fois vos questions naïves m’ont surpris, combien de fois vous m’avez forcé à me retourner pour me rendre compte que le Web n’était plus le terrain de jeu de quelques héros isolés, mais bien une profession en train de se structurer. À vous, j’avais envie de vous donner les moyens simples d’une veille facile et rapide, d’une compréhension claire et efficace des techniques et des enjeux de ce média.</text:p>
      <text:p text:style-name="Text_20_body">C’est avec ces petits agacement et ces envies que, lors de l’été 2011, je croise Marie et Loïc qui me parlent de cette idée de magazine qu’ils ont. Heureuse surprise, ni une ni deux, je saute sur l’occasion pour leur dire : « Les gars, les filles… c’est une fucking gros cheval de bonne idée, quand est-ce qu’on commence ? » … ou un truc du genre, je ne me souviens plus très bien.</text:p>
      <text:p text:style-name="Text_20_body">Et de se poser mille questions du genre « Mais pourquoi personne n’y a pensé avant » ou pire « Comment payer les auteurs tout en laissant les contenu en accès libre et gratuit ? ». Petit à petit, les hypothèses se solidifient et vient le temps de dresser une petite liste de remerciements à quelques personnes qui ont su nous éclairer de leurs conseils avisés tout en s’assurant de nous faire garder les pieds sur terre. Merci donc à Stéphane Deschamps, Élie Sloim et Tristan Nitot pour leurs conseils individuels, mais tous les trois font également partie des fondateurs du projet OpenWeb qui a été une grande source d’inspiration pour ce projet ; merci très spécial à Marc Lipskier pour ses conseils avisés et ô combien précieux aussi bien en matière juridique qu’entrepreneuriale ; merci également à Christophe Clouzeau, Christophe Porteneuve et Frédéric Bon pour leur vision d’entrepreneur ; merci à tous les auteurs qui nous ont répondu positivement pour le lancement du site et qui nous on fait confiance en écrivant alors que nous ne savions pas quand nous allions lancer le site ; enfin, merci à tous ceux trop nombreux pour être cités qui à l’occasion de discussions improvisées nous ont encouragé à persévérer.</text:p>
      <text:p text:style-name="Text_20_body">Finalement nous y voici, ensemble pour ce beau voyage que nous espérons le plus long possible. Le rush du lancement retombe maintenant et nous entamons à présent la deuxième vie de ce projet : tout d’abord, travailler d’arrache-pied pour vous trouver des auteurs de talent capables de vous accompagner sur les chemins encore mal balisés du Web. Ensuite, garantir la pérennité de l’aventure en assurant des revenus réguliers et suffisants pour à la fois payer les auteurs mais également nous permettre de dégager le temps nécessaire à la gestion de ce magazine.</text:p>
      <text:p text:style-name="Text_20_body">Si aujourd’hui, <text:span text:style-name="T486">le</text:span><text:span text:style-name="T487"> </text:span><text:span text:style-name="T488">train</text:span><text:span text:style-name="T489"> </text:span><text:span text:style-name="T490">de</text:span><text:span text:style-name="T491"> </text:span><text:span text:style-name="T492">13h37</text:span> semble s’apparenter à un petit tortillard de la fin du XIX<text:span text:style-name="Teletype">&lt;sup&gt;</text:span>e<text:span text:style-name="Teletype">&lt;/sup&gt;</text:span> siècle, notre ambition est d’en faire un TGV digne du XXI<text:span text:style-name="Teletype">&lt;sup&gt;</text:span>e<text:span text:style-name="Teletype">&lt;/sup&gt;</text:span> siècle et de sa révolution phare : le Web.</text:p>
      <text:p text:style-name="Text_20_body">…</text:p>
      <text:p text:style-name="Text_20_body"><text:span text:style-name="T493">Assis</text:span><text:span text:style-name="T494"> </text:span><text:span text:style-name="T495">dans</text:span><text:span text:style-name="T496"> </text:span><text:span text:style-name="T497">un</text:span><text:span text:style-name="T498"> </text:span><text:span text:style-name="T499">compartiment</text:span><text:span text:style-name="T500"> </text:span><text:span text:style-name="T501">étroit,</text:span><text:span text:style-name="T502"> </text:span><text:span text:style-name="T503">ballotté</text:span><text:span text:style-name="T504"> </text:span><text:span text:style-name="T505">en</text:span><text:span text:style-name="T506"> </text:span><text:span text:style-name="T507">tous</text:span><text:span text:style-name="T508"> </text:span><text:span text:style-name="T509">sens,</text:span><text:span text:style-name="T510"> </text:span><text:span text:style-name="T511">John</text:span><text:span text:style-name="T512"> </text:span><text:span text:style-name="T513">regardait</text:span><text:span text:style-name="T514"> </text:span><text:span text:style-name="T515">défiler</text:span><text:span text:style-name="T516"> </text:span><text:span text:style-name="T517">le</text:span><text:span text:style-name="T518"> </text:span><text:span text:style-name="T519">paysage.</text:span><text:span text:style-name="T520"> </text:span><text:span text:style-name="T521">Les</text:span><text:span text:style-name="T522"> </text:span><text:span text:style-name="T523">choses</text:span><text:span text:style-name="T524"> </text:span><text:span text:style-name="T525">s’amélioraient.</text:span><text:span text:style-name="T526"> </text:span><text:span text:style-name="T527">Au</text:span><text:span text:style-name="T528"> </text:span><text:span text:style-name="T529">moins,</text:span><text:span text:style-name="T530"> </text:span><text:span text:style-name="T531">Michel</text:span><text:span text:style-name="T532"> </text:span><text:span text:style-name="T533">avait</text:span><text:span text:style-name="T534"> </text:span><text:span text:style-name="T535">cessé</text:span><text:span text:style-name="T536"> </text:span><text:span text:style-name="T537">de</text:span><text:span text:style-name="T538"> </text:span><text:span text:style-name="T539">gémir.</text:span><text:span text:style-name="T540"> </text:span><text:span text:style-name="T541">Avec</text:span><text:span text:style-name="T542"> </text:span><text:span text:style-name="T543">un</text:span><text:span text:style-name="T544"> </text:span><text:span text:style-name="T545">peu</text:span><text:span text:style-name="T546"> </text:span><text:span text:style-name="T547">de</text:span><text:span text:style-name="T548"> </text:span><text:span text:style-name="T549">chance,</text:span><text:span text:style-name="T550"> </text:span><text:span text:style-name="T551">il</text:span><text:span text:style-name="T552"> </text:span><text:span text:style-name="T553">ne</text:span><text:span text:style-name="T554"> </text:span><text:span text:style-name="T555">serait</text:span><text:span text:style-name="T556"> </text:span><text:span text:style-name="T557">peut-être</text:span><text:span text:style-name="T558"> </text:span><text:span text:style-name="T559">pas</text:span><text:span text:style-name="T560"> </text:span><text:span text:style-name="T561">nécessaire</text:span><text:span text:style-name="T562"> </text:span><text:span text:style-name="T563">de</text:span><text:span text:style-name="T564"> </text:span><text:span text:style-name="T565">lui</text:span><text:span text:style-name="T566"> </text:span><text:span text:style-name="T567">couper</text:span><text:span text:style-name="T568"> </text:span><text:span text:style-name="T569">la</text:span><text:span text:style-name="T570"> </text:span><text:span text:style-name="T571">jambe.</text:span></text:p>
      <text:p text:style-name="Text_20_body"><text:span text:style-name="T572">Il</text:span><text:span text:style-name="T573"> </text:span><text:span text:style-name="T574">restait</text:span><text:span text:style-name="T575"> </text:span><text:span text:style-name="T576">tout</text:span><text:span text:style-name="T577"> </text:span><text:span text:style-name="T578">de</text:span><text:span text:style-name="T579"> </text:span><text:span text:style-name="T580">même</text:span><text:span text:style-name="T581"> </text:span><text:span text:style-name="T582">inquiet.</text:span><text:span text:style-name="T583"> </text:span><text:span text:style-name="T584">Les</text:span><text:span text:style-name="T585"> </text:span><text:span text:style-name="T586">indigènes</text:span><text:span text:style-name="T587"> </text:span><text:span text:style-name="T588">hostiles</text:span><text:span text:style-name="T589"> </text:span><text:span text:style-name="T590">de</text:span><text:span text:style-name="T591"> </text:span><text:span text:style-name="T592">la</text:span><text:span text:style-name="T593"> </text:span><text:span text:style-name="T594">tribu</text:span><text:span text:style-name="T595"> </text:span><text:span text:style-name="T596">Iheussis</text:span><text:span text:style-name="T597"> </text:span><text:span text:style-name="T598">les</text:span><text:span text:style-name="T599"> </text:span><text:span text:style-name="T600">avaient</text:span><text:span text:style-name="T601"> </text:span><text:span text:style-name="T602">talonnés</text:span><text:span text:style-name="T603"> </text:span><text:span text:style-name="T604">jusqu’après</text:span><text:span text:style-name="T605"> </text:span><text:span text:style-name="T606">le</text:span><text:span text:style-name="T607"> </text:span><text:span text:style-name="T608">départ</text:span><text:span text:style-name="T609"> </text:span><text:span text:style-name="T610">du</text:span><text:span text:style-name="T611"> </text:span><text:span text:style-name="T612">train.</text:span><text:span text:style-name="T613"> </text:span><text:span text:style-name="T614">Il</text:span><text:span text:style-name="T615"> </text:span><text:span text:style-name="T616">faudrait</text:span><text:span text:style-name="T617"> </text:span><text:span text:style-name="T618">du</text:span><text:span text:style-name="T619"> </text:span><text:span text:style-name="T620">temps</text:span><text:span text:style-name="T621"> </text:span><text:span text:style-name="T622">avant</text:span><text:span text:style-name="T623"> </text:span><text:span text:style-name="T624">que</text:span><text:span text:style-name="T625"> </text:span><text:span text:style-name="T626">la</text:span><text:span text:style-name="T627"> </text:span><text:span text:style-name="T628">civilisation</text:span><text:span text:style-name="T629"> </text:span><text:span text:style-name="T630">polisse</text:span><text:span text:style-name="T631"> </text:span><text:span text:style-name="T632">ce</text:span><text:span text:style-name="T633"> </text:span><text:span text:style-name="T634">coin</text:span><text:span text:style-name="T635"> </text:span><text:span text:style-name="T636">de</text:span><text:span text:style-name="T637"> </text:span><text:span text:style-name="T638">jungle</text:span><text:span text:style-name="T639"> </text:span><text:span text:style-name="T640">hostile…</text:span><text:span text:style-name="T641"> </text:span><text:span text:style-name="T642">mais</text:span><text:span text:style-name="T643"> </text:span><text:span text:style-name="T644">il</text:span><text:span text:style-name="T645"> </text:span><text:span text:style-name="T646">était</text:span><text:span text:style-name="T647"> </text:span><text:span text:style-name="T648">prêt.</text:span><text:span text:style-name="T649"> </text:span><text:span text:style-name="T650">Au</text:span><text:span text:style-name="T651"> </text:span><text:span text:style-name="T652">fond</text:span><text:span text:style-name="T653"> </text:span><text:span text:style-name="T654">d’une</text:span><text:span text:style-name="T655"> </text:span><text:span text:style-name="T656">caisse,</text:span><text:span text:style-name="T657"> </text:span><text:span text:style-name="T658">il</text:span><text:span text:style-name="T659"> </text:span><text:span text:style-name="T660">avait</text:span><text:span text:style-name="T661"> </text:span><text:span text:style-name="T662">trouvé</text:span><text:span text:style-name="T663"> </text:span><text:span text:style-name="T664">ce</text:span><text:span text:style-name="T665"> </text:span><text:span text:style-name="T666">qui</text:span><text:span text:style-name="T667"> </text:span><text:span text:style-name="T668">lui</text:span><text:span text:style-name="T669"> </text:span><text:span text:style-name="T670">manquait :</text:span><text:span text:style-name="T671"> </text:span><text:span text:style-name="T672">des</text:span><text:span text:style-name="T673"> </text:span><text:span text:style-name="T674">munitions</text:span><text:span text:style-name="T675"> </text:span><text:span text:style-name="T676">avec</text:span><text:span text:style-name="T677"> </text:span><text:span text:style-name="T678">gravé</text:span><text:span text:style-name="T679"> </text:span><text:span text:style-name="T680">sur</text:span><text:span text:style-name="T681"> </text:span><text:span text:style-name="T682">chacune</text:span><text:span text:style-name="T683"> </text:span><text:span text:style-name="T684">d’entre</text:span><text:span text:style-name="T685"> </text:span><text:span text:style-name="T686">elles</text:span><text:span text:style-name="T687"> </text:span>“<text:span text:style-name="T688">Web</text:span><text:span text:style-name="T689"> </text:span><text:span text:style-name="T690">standard</text:span>”<text:span text:style-name="T691">.</text:span><text:span text:style-name="T692"> </text:span><text:span text:style-name="T693">Tout</text:span><text:span text:style-name="T694"> </text:span><text:span text:style-name="T695">n’était</text:span><text:span text:style-name="T696"> </text:span><text:span text:style-name="T697">pas</text:span><text:span text:style-name="T698"> </text:span><text:span text:style-name="T699">parfait,</text:span><text:span text:style-name="T700"> </text:span><text:span text:style-name="T701">mais</text:span><text:span text:style-name="T702"> </text:span><text:span text:style-name="T703">les</text:span><text:span text:style-name="T704"> </text:span><text:span text:style-name="T705">choses</text:span><text:span text:style-name="T706"> </text:span><text:span text:style-name="T707">s’arrangeaient.</text:span><text:span text:style-name="T708"> </text:span><text:span text:style-name="T709">Bientôt,</text:span><text:span text:style-name="T710"> </text:span><text:span text:style-name="T711">il</text:span><text:span text:style-name="T712"> </text:span><text:span text:style-name="T713">rencontrerait</text:span><text:span text:style-name="T714"> </text:span><text:span text:style-name="T715">les</text:span><text:span text:style-name="T716"> </text:span><text:span text:style-name="T717">tribus</text:span><text:span text:style-name="T718"> </text:span><text:span text:style-name="T719">nomades</text:span><text:span text:style-name="T720"> </text:span><text:span text:style-name="T721">du</text:span><text:span text:style-name="T722"> </text:span><text:span text:style-name="T723">Ouèbkit</text:span><text:span text:style-name="T724"> </text:span><text:span text:style-name="T725">et</text:span><text:span text:style-name="T726"> </text:span><text:span text:style-name="T727">l’œuvre</text:span><text:span text:style-name="T728"> </text:span><text:span text:style-name="T729">civilisatrice</text:span><text:span text:style-name="T730"> </text:span><text:span text:style-name="T731">reprendrait</text:span><text:span text:style-name="T732"> </text:span><text:span text:style-name="T733">son</text:span><text:span text:style-name="T734"> </text:span><text:span text:style-name="T735">cours…</text:span><text:span text:style-name="T736"> </text:span><text:span text:style-name="T737">peut-être.</text:span></text:p>
      <text:h text:style-name="Heading_20_1" text:outline-level="1">À propos de l’auteur</text:h>
      <text:p text:style-name="First_20_paragraph">Jérémie Patonnier est consultant Web pour la société <text:a xlink:type="simple" xlink:href="http://www.clever-age.com/" office:name=""><text:span text:style-name="Definition">Clever-Age</text:span></text:a>. Promoteur infatigable des standards du Web, il donne régulièrement des conférences sur la question. Il est un des cofondateurs du site <text:a xlink:type="simple" xlink:href="http://typographisme.net/" office:name=""><text:span text:style-name="Definition">typographisme.net</text:span></text:a> et contribue activement à la documentation du Web ouvert chez Mozilla.</text:p>
      <text:list text:style-name="L1">
        <text:list-item>
          <text:p text:style-name="P1"><text:a xlink:type="simple" xlink:href="https://twitter.com/jeremiepat" office:name=""><text:span text:style-name="Definition">@jeremiepat</text:span></text:a></text:p>
        </text:list-item>
        <text:list-item>
          <text:p text:style-name="P1">&lt;<text:a xlink:type="simple" xlink:href="http://jeremie.patonnier.net" office:name=""><text:span text:style-name="Definition">http://site.tld</text:span></text:a>&g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hadow="none"/>
    </style:style>
    <style:style style:name="Table2.A" style:family="table-column">
      <style:table-column-properties style:column-width="8.5cm" style:rel-column-width="32767*"/>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officeooo:rsid="000a6db8"/>
    </style:style>
    <style:style style:name="MT2" style:family="text">
      <style:text-properties style:font-name="Arial" fo:font-size="8pt" officeooo:rsid="000a6db8" style:font-size-asian="8pt" style:font-size-complex="8pt"/>
    </style:style>
    <style:style style:name="MT3" style:family="text">
      <style:text-properties style:font-name="Arial" fo:font-size="8pt" style:font-size-asian="8pt" style:font-size-complex="8pt"/>
    </style:style>
    <style:style style:name="MT4"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able:table table:name="Table2" table:style-name="Table2">
          <table:table-column table:style-name="Table2.A" table:number-columns-repeated="2"/>
          <table:table-row>
            <table:table-cell table:style-name="Table2.A1" office:value-type="string">
              <text:p text:style-name="Table_20_Contents"><draw:frame draw:style-name="Mfr1" draw:name="graphics2" text:anchor-type="paragraph" svg:width="5.085cm" svg:height="0.557cm" draw:z-index="0"><draw:image xlink:href="Pictures/1000020000000184000000271423AC3E.png" xlink:type="simple" xlink:show="embed" xlink:actuate="onLoad"/></draw:frame></text:p>
            </table:table-cell>
            <table:table-cell table:style-name="Table2.A1" office:value-type="string">
              <text:p text:style-name="MP1"><text:span text:style-name="MT1">Magazine francophone dédié à la conception Web.</text:span></text:p>
              <text:p text:style-name="MP1"><text:span text:style-name="MT1">Départ régulièrement à 13h37 pour une nouvelle édition.</text:span></text:p>
            </table:table-cell>
          </table:table-row>
        </table:table>
        <text:p text:style-name="Header"/>
      </style:header>
      <style:footer>
        <text:p text:style-name="MP2"><text:span text:style-name="MT2">Magazine édité par la société WAGON 42 SAS</text:span><text:span text:style-name="MT3">, au capital de 5 000€ - SIRET : 752 205 856 000 12</text:span></text:p>
        <text:p text:style-name="MP3">25 Impasse Ernest Feuillet - 84000 Avignon // 09.81.61.08.07 – <text:a xlink:type="simple" xlink:href="mailto:contact@wagon42.fr"><text:span text:style-name="MT4">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8T16:05:11</dc:date>
    <meta:editing-duration>PT22M12S</meta:editing-duration>
    <meta:editing-cycles>10</meta:editing-cycles>
    <meta:generator>LibreOffice/4.0.2.2$MacOSX_x86 LibreOffice_project/4c82dcdd6efcd48b1d8bba66bfe1989deee49c3</meta:generator>
    <meta:document-statistic meta:table-count="1" meta:image-count="1" meta:object-count="0" meta:page-count="1" meta:paragraph-count="8" meta:word-count="54" meta:character-count="304" meta:non-whitespace-character-count="257"/>
  </office:meta>
</office:document-meta>
</file>